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35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28">Тип: </text:span><text:span text:style-name="T27">БДКГ-</text:span><text:span text:style-name="T29">25</text:span><text:span text:style-name="T27"> </text:span></text:p>
      <text:p text:style-name="P9"/>
      <text:p text:style-name="P7"><text:span text:style-name="T28">з/н: </text:span><text:span text:style-name="T27">$serial</text:span><text:span text:style-name="T31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34">0,1 мк</text:span><text:span text:style-name="T35">Гр</text:span><text:span text:style-name="T34">/ч – 1,0 Гр/ч;</text:span></text:p>
      <text:p text:style-name="P14"/>
      <text:p text:style-name="P5"><text:span text:style-name="T26">Относительная погрешность измерения:</text:span><text:tab/><text:tab/><text:span text:style-name="T30">± </text:span><text:span text:style-name="T15">30</text:span><text:span text:style-name="T30"> %</text:span></text:p>
      <text:p text:style-name="P8"/>
      <text:p text:style-name="P4">Условия эксплуатации:</text:p>
      <text:p text:style-name="P2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27"><text:span text:style-name="T9">- <text:s/></text:span><text:span text:style-name="T4">Атмосферное давление<text:tab/><text:tab/><text:tab/><text:tab/>98,5 </text:span><text:span text:style-name="T9">kPa</text:span></text:p>
      <text:p text:style-name="P27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27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1">Эталонные средства измерений: </text:p>
      <text:p text:style-name="P28"><text:span text:style-name="T9">- <text:s/></text:span><text:span text:style-name="T32">$facility_1</text:span><text:span text:style-name="T33">10;</text:span></text:p>
      <text:p text:style-name="P29"><text:span text:style-name="T9">- <text:s/></text:span><text:span text:style-name="T32">$</text:span><text:span text:style-name="T33">facility_130;</text:span></text:p>
      <text:p text:style-name="P3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Блок детектирования <text:span text:style-name="T20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<text:span text:style-name="T13"><text:s/></text:span><text:span text:style-name="T20">поглощен-ной</text:span> дозы в <text:span text:style-name="T20">контроль-</text:span></text:p>
            <text:p text:style-name="P33"><text:span text:style-name="T20">ной</text:span> точке </text:p>
            <text:p text:style-name="P33"><text:span text:style-name="T38">Ḋ</text:span><text:span text:style-name="T18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4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4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5"><text:span text:style-name="T20">Довери-тель</text:span>ная граница погреш-ности измерения <text:span text:style-name="T16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20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Гр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14">D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36">D</text:span><text:span text:style-name="T17">1</text:span></text:p>
          </table:table-cell>
          <table:table-cell table:style-name="t1.D3" office:value-type="string">
            <text:p text:style-name="P24"><text:span text:style-name="T37">D</text:span><text:span text:style-name="T17">2</text:span></text:p>
          </table:table-cell>
          <table:table-cell table:style-name="t1.D3" office:value-type="string">
            <text:p text:style-name="P24"><text:span text:style-name="T37">D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0">0,</text:span>7 мк<text:span text:style-name="T20">Гр</text:span>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7" office:value-type="string">
            <text:p text:style-name="P34">±30</text:p>
          </table:table-cell>
        </table:table-row>
        <table:table-row>
          <table:table-cell table:style-name="t1.A5" office:value-type="string">
            <text:p text:style-name="P10">7 мк<text:span text:style-name="T20">Гр</text:span>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0">0</text:span> <text:span text:style-name="T20">мкГр/ч</text:span>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</text:span>7 м<text:span text:style-name="T20">Гр</text:span>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0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70</text:span> <text:span text:style-name="T20">м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11" office:value-type="string">
            <text:p text:style-name="P10"><text:span text:style-name="T20">0,</text:span>7 <text:span text:style-name="T20">Гр</text:span>/ч</text:p>
          </table:table-cell>
          <table:table-cell table:style-name="t1.B11" office:value-type="string">
            <text:p text:style-name="P11">$1-36</text:p>
          </table:table-cell>
          <table:table-cell table:style-name="t1.B11" office:value-type="string">
            <text:p text:style-name="P11">$1-46</text:p>
          </table:table-cell>
          <table:table-cell table:style-name="t1.B11" office:value-type="string">
            <text:p text:style-name="P11">$1-56</text:p>
          </table:table-cell>
          <table:table-cell table:style-name="t1.B11" office:value-type="string">
            <text:p text:style-name="P11">$1-66</text:p>
          </table:table-cell>
          <table:table-cell table:style-name="t1.B11" office:value-type="string">
            <text:p text:style-name="P11">$1-76</text:p>
          </table:table-cell>
          <table:table-cell table:style-name="t1.B11" office:value-type="string">
            <text:p text:style-name="P11">$1-86</text:p>
          </table:table-cell>
          <table:table-cell table:style-name="t1.B11" office:value-type="string">
            <text:p text:style-name="P11">$1-06</text:p>
          </table:table-cell>
          <table:table-cell table:style-name="t1.B11" office:value-type="string">
            <text:p text:style-name="P11">$1-16</text:p>
          </table:table-cell>
          <table:table-cell table:style-name="t1.B11" office:value-type="string">
            <text:p text:style-name="P11">$1-26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Проверку произвел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6">Технический контроль: 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1:18.60</dc:date>
    <meta:print-date>2019-04-03T15:18:00</meta:print-date>
    <meta:editing-cycles>157</meta:editing-cycles>
    <meta:editing-duration>PT11H6M50S</meta:editing-duration>
    <meta:generator>OpenOffice/4.1.6$Win32 OpenOffice.org_project/416m1$Build-9790</meta:generator>
    <meta:document-statistic meta:table-count="2" meta:image-count="1" meta:object-count="0" meta:page-count="1" meta:paragraph-count="115" meta:word-count="209" meta:character-count="1479"/>
  </office:meta>
</office:document-meta>
</file>